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Batt On</text:p>
          </table:table-cell>
          <table:table-cell table:style-name="ce19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string" calcext:value-type="string">
            <text:p>Cab-Pres Norm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string" calcext:value-type="string">
            <text:p>Cab-Pres RAM/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35:17.15613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6T15:32:25.697200701</dc:date>
    <meta:editing-duration>P1DT7H2M45S</meta:editing-duration>
    <meta:editing-cycles>126</meta:editing-cycles>
    <meta:print-date>2021-04-05T08:04:39.608396645</meta:print-date>
    <meta:document-statistic meta:table-count="9" meta:cell-count="3058" meta:object-count="0"/>
  </office:meta>
</office:document-meta>
</file>